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ew Century Club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9, 1891</text:p>
      <text:p text:style-name="P5">Month<text:tab/><text:tab/><text:tab/><text:tab/><text:tab/><text:tab/>Febr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Dr. S. Morais;/</text:p>
      <text:p text:style-name="P2"><text:tab/>546 N. 5th St,/</text:p>
      <text:p text:style-name="P2"><text:tab/><text:tab/>Phila./</text:p>
      <text:p text:style-name="P2"/>
      <text:p text:style-name="P2">[Page 2]</text:p>
      <text:p text:style-name="P2">NEW CENTURY CLUB/</text:p>
      <text:p text:style-name="P2">1520 Chestnut Street/</text:p>
      <text:p text:style-name="P3">Philadelphia Feb. 19th 1891/</text:p>
      <text:p text:style-name="P2">You are cordially invited to attend/ a meeting to be held in the rooms/ of the New Century Club, 1520/ Chestnut St, Monday Feb. 23rd at/ 3 P. M. to consider the present/ condition of the Jews in Russia/ Addresses will be made by the/ Rev. Dr. Geo. Dana Boardman &amp; other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3:07:11.34</meta:creation-date>
    <meta:document-statistic meta:table-count="0" meta:image-count="0" meta:object-count="0" meta:page-count="2" meta:paragraph-count="69" meta:word-count="239" meta:character-count="1668"/>
    <dc:date>2011-11-21T13:10:18.19</dc:date>
    <dc:creator>Penn Libraries</dc:creator>
    <meta:editing-duration>PT00H03M06S</meta:editing-duration>
    <meta:editing-cycles>1</meta:editing-cycles>
    <meta:generator>OpenOffice.org/3.2$Win32 OpenOffice.org_project/320m12$Build-9483</meta:generator>
  </office:meta>
</office:document-meta>
</file>